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1.A3" style:family="table-cell">
      <style:table-cell-properties fo:padding="0.0382in" fo:border-left="0.0007in solid #bdbec0" fo:border-right="none" fo:border-top="none" fo:border-bottom="0.0007in solid #bdbec0"/>
    </style:style>
    <style:style style:name="Table11.B3" style:family="table-cell">
      <style:table-cell-properties fo:padding="0.0382in" fo:border-left="0.0007in solid #bdbec0" fo:border-right="0.0007in solid #bdbec0" fo:border-top="none" fo:border-bottom="0.0007in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0.0007in solid #bdbec0" fo:border-bottom="0.0007in solid #bdbec0"/>
    </style:style>
    <style:style style:name="Table24.D2" style:family="table-cell">
      <style:table-cell-properties fo:padding="0.0382in" fo:border="0.0007in solid #bdbec0"/>
    </style:style>
    <style:style style:name="Table24.A3" style:family="table-cell">
      <style:table-cell-properties fo:padding="0.0382in" fo:border-left="0.0007in solid #bdbec0" fo:border-right="none" fo:border-top="none" fo:border-bottom="0.0007in solid #bdbec0"/>
    </style:style>
    <style:style style:name="Table24.D3" style:family="table-cell">
      <style:table-cell-properties fo:padding="0.0382in" fo:border-left="0.0007in solid #bdbec0" fo:border-right="0.0007in solid #bdbec0" fo:border-top="none" fo:border-bottom="0.0007in solid #bdbec0"/>
    </style:style>
    <style:style style:name="P1" style:family="paragraph" style:parent-style-name="Section">
      <style:paragraph-properties fo:padding="0in" fo:border="none"/>
    </style:style>
    <style:style style:name="P2"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3"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4" style:family="paragraph" style:parent-style-name="Section">
      <style:paragraph-properties fo:text-align="center" style:justify-single-word="false" fo:padding="0in" fo:border="none"/>
    </style:style>
    <style:style style:name="P5" style:family="paragraph" style:parent-style-name="Section">
      <style:paragraph-properties fo:padding="0in" fo:border="none"/>
      <style:text-properties fo:font-weight="bold" style:font-weight-asian="bold" style:font-weight-complex="bold"/>
    </style:style>
    <style:style style:name="P6" style:family="paragraph" style:parent-style-name="Section">
      <style:paragraph-properties fo:padding="0in" fo:border="none"/>
      <style:text-properties fo:font-weight="normal" style:font-weight-asian="normal" style:font-weight-complex="normal"/>
    </style:style>
    <style:style style:name="P7" style:family="paragraph" style:parent-style-name="Section" style:list-style-name="L1">
      <style:paragraph-properties fo:padding="0in" fo:border="none"/>
      <style:text-properties fo:font-weight="normal" style:font-weight-asian="normal" style:font-weight-complex="normal"/>
    </style:style>
    <style:style style:name="P8" style:family="paragraph" style:parent-style-name="Section" style:master-page-name="First_20_Page">
      <style:paragraph-properties style:page-number="1" fo:break-before="auto" fo:break-after="auto" fo:padding="0in" fo:border="none"/>
    </style:style>
    <style:style style:name="P9"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able_20_Heading">
      <style:paragraph-properties fo:text-align="start"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agraph-properties fo:text-align="start"/>
      <style:text-properties fo:font-size="10pt"/>
    </style:style>
    <style:style style:name="P16" style:family="paragraph" style:parent-style-name="Section" style:list-style-name="L2">
      <style:paragraph-properties fo:padding="0.0193in" fo:border="0.0008in solid #000000"/>
    </style:style>
    <style:style style:name="P17" style:family="paragraph" style:parent-style-name="Section">
      <style:paragraph-properties fo:padding="0.0783in" fo:border="0.0008in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20"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22" style:family="paragraph" style:parent-style-name="Section_20_Heading">
      <style:paragraph-properties fo:break-before="page"/>
    </style:style>
    <style:style style:name="P23" style:family="paragraph" style:parent-style-name="Table_20_Contents">
      <style:paragraph-properties fo:text-align="center" style:justify-single-word="false"/>
    </style:style>
    <style:style style:name="P24" style:family="paragraph">
      <style:paragraph-properties fo:text-align="start"/>
    </style:style>
    <style:style style:name="P25" style:family="paragraph">
      <style:paragraph-properties fo:text-align="center"/>
    </style:style>
    <style:style style:name="P26" style:family="paragraph" style:parent-style-name="Standard">
      <style:paragraph-properties fo:text-align="center" style:justify-single-word="false"/>
    </style:style>
    <style:style style:name="P27" style:family="paragraph" style:parent-style-name="Table_20_Contents">
      <style:paragraph-properties fo:margin-left="0in" fo:margin-right="0in" fo:margin-top="0in" fo:margin-bottom="0.0835in" fo:text-align="start" style:justify-single-word="false" fo:orphans="2" fo:widows="2" fo:text-indent="0in" style:auto-text-indent="false" text:number-lines="false" text:line-number="0"/>
    </style:style>
    <style:style style:name="P28" style:family="paragraph" style:parent-style-name="Heading_20_1" style:master-page-name="">
      <style:paragraph-properties fo:keep-together="always" fo:break-before="page"/>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33" style:family="paragraph" style:parent-style-name="Section" style:list-style-name="L7">
      <style:paragraph-properties fo:padding="0in" fo:border="none"/>
    </style:style>
    <style:style style:name="P34" style:family="paragraph" style:parent-style-name="Section" style:list-style-name="L8">
      <style:paragraph-properties fo:padding="0in" fo:border="none"/>
    </style:style>
    <style:style style:name="P35" style:family="paragraph" style:parent-style-name="Section" style:list-style-name="L9">
      <style:paragraph-properties fo:padding="0in" fo:border="none"/>
    </style:style>
    <style:style style:name="P36" style:family="paragraph" style:parent-style-name="Section" style:master-page-name="">
      <style:paragraph-properties fo:keep-with-next="always"/>
    </style:style>
    <style:style style:name="P3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8"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9"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0"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Standard">
      <style:text-properties fo:color="#ff0000" fo:font-size="10pt" style:font-size-asian="10pt" style:font-size-complex="10pt"/>
    </style:style>
    <style:style style:name="P42"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4"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5"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6" style:family="paragraph" style:parent-style-name="Standard">
      <style:paragraph-properties fo:padding="0in" fo:border="none"/>
      <style:text-properties fo:font-weight="bold" style:font-weight-asian="bold" style:font-weight-complex="bold"/>
    </style:style>
    <style:style style:name="P47" style:family="paragraph" style:parent-style-name="Table_20_Contents">
      <style:text-properties fo:color="#ff0000"/>
    </style:style>
    <style:style style:name="P48" style:family="paragraph" style:parent-style-name="Text_20_body">
      <style:text-properties fo:font-weight="bold" style:font-weight-asian="bold" style:font-weight-complex="bold"/>
    </style:style>
    <style:style style:name="P49"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0"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51"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52"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3"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4"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5"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6" style:family="paragraph" style:parent-style-name="Standard">
      <style:text-properties fo:color="#000000" style:font-name="Albany2" fo:font-size="8pt" fo:font-weight="normal" style:font-size-asian="8pt" style:font-weight-asian="normal" style:font-size-complex="8pt" style:font-weight-complex="normal"/>
    </style:style>
    <style:style style:name="P57"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58" style:family="paragraph" style:parent-style-name="Standard">
      <style:paragraph-properties fo:padding="0in" fo:border="none"/>
    </style:style>
    <style:style style:name="P59" style:family="paragraph" style:parent-style-name="Section" style:master-page-name="">
      <style:paragraph-properties fo:padding="0in" fo:border="none" fo:keep-with-next="always"/>
    </style:style>
    <style:style style:name="P60" style:family="paragraph" style:parent-style-name="Table_20_Heading">
      <style:paragraph-properties fo:text-align="start" style:justify-single-word="false"/>
      <style:text-properties fo:background-color="transparen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color="#ff0000" fo:font-weight="bold" style:font-weight-asian="bold" style:font-weight-complex="bold"/>
    </style:style>
    <style:style style:name="T16" style:family="text">
      <style:text-properties fo:color="#7785ff" style:font-name="Albany" fo:font-size="10pt" style:text-underline-style="solid" style:text-underline-width="auto" style:text-underline-color="#7785ff"/>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font-weight="bold" fo:background-color="#ffffcc" style:font-weight-asian="bold" style:font-weight-complex="bold"/>
    </style:style>
    <style:style style:name="T22" style:family="text">
      <style:text-properties fo:language="en" fo:country="US"/>
    </style:style>
    <style:style style:name="T23" style:family="text">
      <style:text-properties style:font-name="Courier New"/>
    </style:style>
    <style:style style:name="T24" style:family="text">
      <style:text-properties style:font-name="Courier New" fo:language="en" fo:country="US"/>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ffffff"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8">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May 9, 2007</text:modification-date></text:span></text:p>
              </table:table-cell>
              <table:table-cell table:style-name="Table2.C1" office:value-type="string">
                <text:p text:style-name="Table_20_Contents"><text:span text:style-name="T1">Status of Template:</text:span><text:span text:style-name="T2"><text:line-break/></text:span><text:span text:style-name="T3">Standard</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amp;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BEFORE YOU START:</text:p>
        <text:p text:style-name="P4"/>
        <text:p text:style-name="P3">First, make sure your Proxy Settings are set correctly.</text:p>
        <text:p text:style-name="P3">(Menu: Tools -&gt; Options -&gt; Internet-&gt; Proxy)</text:p>
        <text:p text:style-name="P3">Follow the guidelines described in the yellow boxes.</text:p>
        <text:p text:style-name="P3">SWITCH OFF HELP.<text:line-break/>(Menu : Specification Template -&gt; Hide Help)</text:p>
        <text:p text:style-name="P3"/>
        <text:p text:style-name="P5">The Specification Template Menu</text:p>
        <text:p text:style-name="P6">Is located right of the <text:span text:style-name="T9">Help</text:span> Menu. Use the Menu for:</text:p>
        <text:list text:style-name="L1">
          <text:list-item>
            <text:p text:style-name="P7">Adding UI-Elements to your specification</text:p>
          </text:list-item>
          <text:list-item>
            <text:p text:style-name="P7">Delete whole UI-Elemt descriptions</text:p>
          </text:list-item>
          <text:list-item>
            <text:p text:style-name="P7">Hide or show field shadings</text:p>
          </text:list-item>
          <text:list-item>
            <text:p text:style-name="P7">Switch Document Help ON or OFF</text:p>
          </text:list-item>
        </text:list>
      </text:section>
      <text:p text:style-name="P8"/>
      <text:p text:style-name="Software_20_Specification_20_Document">Software Specification Document</text:p>
      <text:p text:style-name="Standard"/>
      <text:p text:style-name="P9">OpenOffice.org</text:p>
      <text:p text:style-name="P10">Chart Selection Handling</text:p>
      <text:p text:style-name="P1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2">Specification Status</text:p>
            </table:table-cell>
            <table:covered-table-cell/>
          </table:table-row>
        </table:table-header-rows>
        <table:table-row>
          <table:table-cell table:style-name="Table1.A2" office:value-type="string">
            <text:p text:style-name="P13">Last Change</text:p>
          </table:table-cell>
          <table:table-cell table:style-name="Table1.B2" office:value-type="string">
            <text:p text:style-name="Table_20_Contents"><text:modification-date style:data-style-name="N75">May 9, 2007</text:modification-date></text:p>
          </table:table-cell>
        </table:table-row>
        <table:table-row>
          <table:table-cell table:style-name="Table1.A3" office:value-type="string">
            <text:p text:style-name="P14">Status</text:p>
          </table:table-cell>
          <table:table-cell table:style-name="Table1.B3" office:value-type="string">
            <text:p text:style-name="Table_20_Contents"><draw:control text:anchor-type="as-char" svg:y="-0.0992in" draw:z-index="0" draw:style-name="gr1" draw:text-style-name="P15" svg:width="1.6724in" svg:height="0.198in" draw:control="control1"/></text:p>
            <text:section text:style-name="Sect1" text:name="Status" text:display="none">
              <text:list text:style-name="L2">
                <text:list-item>
                  <text:p text:style-name="P16"><text:span text:style-name="T9">PRELIMINARY</text:span><text:line-break/>status is the initial conception of a specification.</text:p>
                </text:list-item>
                <text:list-item>
                  <text:p text:style-name="P16"><text:span text:style-name="T9">STANDARD</text:span><text:line-break/>A specification with status Standard is considered to be stable and has the approval of the i-Team.</text:p>
                </text:list-item>
                <text:list-item>
                  <text:p text:style-name="P16"><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This document describes how the selection via mouse works in the new chart module. The goal of the mouse handling is to be predictable and easy.</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1" draw:name="Grafik1" text:anchor-type="as-char" svg:width="0.1661in" svg:height="0.1453in"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Role</text:p>
          </table:table-cell>
          <table:table-cell table:style-name="Table3.A1" office:value-type="string">
            <text:p text:style-name="P12">First Name, Last Name, Initials</text:p>
          </table:table-cell>
          <table:table-cell table:style-name="Table3.A1" office:value-type="string">
            <text:p text:style-name="P12">E-Mail Address</text:p>
          </table:table-cell>
        </table:table-row>
        <table:table-row table:style-name="Table3.1">
          <table:table-cell table:style-name="Table3.A2" office:value-type="string">
            <text:p text:style-name="P14">Project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14">Specification Owner</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14">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mp@openoffice.org">mmp@openoffice.org</text:a></text:p>
          </table:table-cell>
        </table:table-row>
        <table:table-row table:style-name="Table3.1">
          <table:table-cell table:style-name="Table3.A2" office:value-type="string">
            <text:p text:style-name="P14">Development</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14">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14">Quality Assurance</text:p>
          </table:table-cell>
          <table:table-cell table:style-name="Table3.B2" office:value-type="string">
            <text:p text:style-name="Table_20_Contents">Joerg Sievers (JSI)</text:p>
          </table:table-cell>
          <table:table-cell table:style-name="Table3.C2" office:value-type="string">
            <text:p text:style-name="Table_20_Contents"><text:a xlink:type="simple" xlink:href="mailto:jsi@openoffice.org">jsi@openoffice.org</text:a></text:p>
          </table:table-cell>
        </table:table-row>
        <table:table-row table:style-name="Table3.1">
          <table:table-cell table:style-name="Table3.A2" office:value-type="string">
            <text:p text:style-name="P14">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
      <text:p text:style-name="Standard"/>
      <text:p text:style-name="P18"/>
      <text:table-of-content text:style-name="Sect2" text:protected="true" text:name="Table of Contents1">
        <text:table-of-content-source text:outline-level="2"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Detailed Specification|outline">Detailed Specification<text:tab/>4</text:a></text:p>
          <text:p text:style-name="P21"><text:span text:style-name="Table-Of--Contents-Number-Normal">1.1</text:span><text:tab/><text:a xlink:type="simple" xlink:href="#1.1.Single Left Click|outline">Single Left Click<text:tab/>4</text:a></text:p>
          <text:p text:style-name="P21"><text:span text:style-name="Table-Of--Contents-Number-Normal">1.2</text:span><text:tab/><text:a xlink:type="simple" xlink:href="#1.2.Double Click|outline">Double Click<text:tab/>4</text:a></text:p>
          <text:p text:style-name="P21"><text:span text:style-name="Table-Of--Contents-Number-Normal">1.3</text:span><text:tab/><text:a xlink:type="simple" xlink:href="#1.3.Single Right Click|outline">Single Right Click<text:tab/>5</text:a></text:p>
          <text:p text:style-name="P21"><text:span text:style-name="Table-Of--Contents-Number-Normal">1.4</text:span><text:tab/><text:a xlink:type="simple" xlink:href="#1.4.Tip Help|outline">Tip Help<text:tab/>5</text:a></text:p>
          <text:p text:style-name="P21"><text:span text:style-name="Table-Of--Contents-Number-Normal">1.5</text:span><text:tab/><text:a xlink:type="simple" xlink:href="#1.5.Mouse Cursor|outline">Mouse Cursor<text:tab/>5</text:a></text:p>
          <text:p text:style-name="P20"><text:span text:style-name="Table-Of-Contents-Number">2</text:span><text:tab/><text:a xlink:type="simple" xlink:href="#2.Open Issues|outline">Open Issues<text:tab/>5</text:a></text:p>
          <text:p text:style-name="P19"><text:tab/>Document Change History<text:tab/>5</text:p>
        </text:index-body>
      </text:table-of-content>
      <text:p text:style-name="P5"/>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1" draw:name="graphics5" text:anchor-type="as-char" svg:width="0.1661in" svg:height="0.1453in"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Reference Document</text:p>
          </table:table-cell>
          <table:table-cell table:style-name="Table12.B1" office:value-type="string">
            <text:p text:style-name="P12">Check</text:p>
          </table:table-cell>
          <table:table-cell table:style-name="Table12.A1" office:value-type="string">
            <text:p text:style-name="P12">Location (URL)</text:p>
          </table:table-cell>
        </table:table-row>
        <table:table-row table:style-name="Table12.2">
          <table:table-cell table:style-name="Table12.A2" office:value-type="string">
            <text:p text:style-name="Table_20_Contents"><text:span text:style-name="T10"><draw:frame draw:style-name="fr1" draw:name="graphics2" text:anchor-type="as-char" svg:width="0.1661in" svg:height="0.1453in" draw:z-index="1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3"><draw:control text:anchor-type="as-char" draw:z-index="1" draw:style-name="gr2" draw:text-style-name="P24"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4"><draw:rect text:anchor-type="as-char" draw:z-index="2" draw:style-name="gr3" draw:text-style-name="P25" svg:width="0.1657in" svg:height="0.1461in">
        <text:p/>
       </draw:rect>Product Requirement, RFE, issue <text:span text:style-name="T13">[Required]</text:span></text:p>
          </table:table-cell>
          <table:table-cell table:style-name="Table12.B2" office:value-type="string">
            <text:p text:style-name="P23"><draw:control text:anchor-type="as-char" draw:z-index="3" draw:style-name="gr2" draw:text-style-name="P24" svg:width="1.024in" svg:height="0.1776in" draw:control="control3"/></text:p>
          </table:table-cell>
          <table:table-cell table:style-name="Table12.C2" office:value-type="string">
            <text:p text:style-name="Table_20_Contents"><text:a xlink:type="simple" xlink:href="http://www.openoffice.org/issues/show_bug.cgi?id=58161" office:name="58161">58161</text:a></text:p>
          </table:table-cell>
        </table:table-row>
        <table:table-row table:style-name="Table12.2">
          <table:table-cell table:style-name="Table12.A2" office:value-type="string">
            <text:p text:style-name="Table_20_Contents"><draw:frame draw:style-name="fr1" draw:name="graphics6" text:anchor-type="as-char" svg:width="0.1661in" svg:height="0.1453in" draw:z-index="11"><draw:image xlink:href="Pictures/10000200000000100000000E0D4E38E3.gif" xlink:type="simple" xlink:show="embed" xlink:actuate="onLoad"/>
       </draw:frame><text:span text:style-name="T3">Product Concept Document</text:span></text:p>
          </table:table-cell>
          <table:table-cell table:style-name="Table12.B2" office:value-type="string">
            <text:p text:style-name="P23"><draw:control text:anchor-type="as-char" draw:z-index="4" draw:style-name="gr2" draw:text-style-name="P24" svg:width="1.024in" svg:height="0.1776in" draw:control="control4"/></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text:span text:style-name="T5"><draw:frame draw:style-name="fr1" draw:name="graphics7" text:anchor-type="as-char" svg:width="0.1661in" svg:height="0.1453in" draw:z-index="12"><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14">Competitive Analysis</text:span></text:a></text:p>
          </table:table-cell>
          <table:table-cell table:style-name="Table12.B2" office:value-type="string">
            <text:p text:style-name="P23"><draw:control text:anchor-type="as-char" draw:z-index="5" draw:style-name="gr2" draw:text-style-name="P24" svg:width="1.024in" svg:height="0.1776in" draw:control="control5"/></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6" draw:style-name="gr3" draw:text-style-name="P25" svg:width="0.1657in" svg:height="0.1461in">
        <text:p/>
       </draw:rect>IDL Specification</text:p>
          </table:table-cell>
          <table:table-cell table:style-name="Table12.B2" office:value-type="string">
            <text:p text:style-name="P26"><draw:control text:anchor-type="as-char" draw:z-index="7" draw:style-name="gr2" draw:text-style-name="P24" svg:width="1.024in" svg:height="0.1776in" draw:control="control6"/></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8" draw:style-name="gr3" draw:text-style-name="P25" svg:width="0.1657in" svg:height="0.1461in">
        <text:p/>
       </draw:rect><text:span text:style-name="T9">Test Case Specification</text:span> <text:span text:style-name="T13">[</text:span><text:span text:style-name="T15">Required]</text:span></text:p>
          </table:table-cell>
          <table:table-cell table:style-name="Table12.B2" office:value-type="string">
            <text:p text:style-name="P23"><draw:control text:anchor-type="as-char" draw:z-index="9" draw:style-name="gr2" draw:text-style-name="P24" svg:width="1.024in" svg:height="0.1776in" draw:control="control7"/></text:p>
          </table:table-cell>
          <table:table-cell table:style-name="Table12.C2" office:value-type="string">
            <text:p text:style-name="Table_20_Contents"><text:a xlink:type="simple" xlink:href="http://www.openoffice.org/nonav/issues/showattachment.cgi/44968/tcs_Selection_handling.htm">http://www.openoffice.org/nonav/issues/showattachment.cgi/44968/tcs_Selection_handling.htm</text:a></text:p>
          </table:table-cell>
        </table:table-row>
        <table:table-row table:style-name="Table12.2">
          <table:table-cell table:style-name="Table12.A2" office:value-type="string">
            <text:p text:style-name="Table_20_Contents"><text:span text:style-name="T5"><draw:frame draw:style-name="fr1" draw:name="graphics9" text:anchor-type="as-char" svg:width="0.1661in" svg:height="0.1453in" draw:z-index="13"><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14">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Specification about Chart Object Names</text:p>
          </table:table-cell>
          <table:table-cell table:style-name="Table12.B2" office:value-type="string">
            <text:p text:style-name="Table_20_Contents"><text:s/></text:p>
          </table:table-cell>
          <table:table-cell table:style-name="Table12.C2" office:value-type="string">
            <text:p text:style-name="P27"><text:a xlink:type="simple" xlink:href="http://specs.openoffice.org/chart/ChartObjectNames.odt" office:name="http://specs.openoffice.org/chart/ChartObjectNames.odt"><text:span text:style-name="T16">http://specs.openoffice.org/chart/ChartObjectNames.odt</text:span></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2">Acronym / Abbreviation</text:p>
            </table:table-cell>
            <table:table-cell table:style-name="Table11.A1" office:value-type="string">
              <text:p text:style-name="P12">Definition</text:p>
            </table:table-cell>
          </table:table-row>
        </table:table-header-rows>
        <table:table-row>
          <table:table-cell table:style-name="Table11.A2" office:value-type="string">
            <text:p text:style-name="Text_20_body">pure chart</text:p>
          </table:table-cell>
          <table:table-cell table:style-name="Table11.B2" office:value-type="string">
            <text:p text:style-name="Text_20_body">The pure chart consists of the chart wall and floor including all axes, grids and data series and excluding all titles and the legend.</text:p>
          </table:table-cell>
        </table:table-row>
        <table:table-row>
          <table:table-cell table:style-name="Table11.A3" office:value-type="string">
            <text:p text:style-name="Text_20_body">left click</text:p>
          </table:table-cell>
          <table:table-cell table:style-name="Table11.B3" office:value-type="string">
            <text:p text:style-name="Text_20_body">a mouse click with the primary mouse button</text:p>
          </table:table-cell>
        </table:table-row>
        <table:table-row>
          <table:table-cell table:style-name="Table11.A3" office:value-type="string">
            <text:p text:style-name="Text_20_body">right click</text:p>
          </table:table-cell>
          <table:table-cell table:style-name="Table11.B3" office:value-type="string">
            <text:p text:style-name="Text_20_body">a mouse click with the secondary mouse button</text:p>
          </table:table-cell>
        </table:table-row>
      </table:table>
      <text:h text:style-name="P28" text:outline-level="1">Detailed Specification</text:h>
      <text:p text:style-name="Text_20_body">All mouse operations are described in the following chapters.</text:p>
      <text:h text:style-name="Heading_20_2" text:outline-level="2">Single Left Click</text:h>
      <text:p text:style-name="Text_20_body">A single left click in general will select the object that is visible at the mouse position. However, a few exceptions exist for this rule.</text:p>
      <text:h text:style-name="Heading_20_3" text:outline-level="3">Objects with children</text:h>
      <text:list text:style-name="L4">
        <text:list-item text:start-value="1">
          <text:p text:style-name="P29">When clicking on a data point in a series, the previous selection determines what will happen.</text:p>
          <text:list>
            <text:list-item>
              <text:p text:style-name="P29">When the same series was selected before, the data point will be selected after a time which is necessary for a double click.</text:p>
            </text:list-item>
            <text:list-item>
              <text:p text:style-name="P29">When a data point in the same series was selected before, the hit data point will be selected.</text:p>
            </text:list-item>
            <text:list-item>
              <text:p text:style-name="P29"><text:s/>When the legend key belonging to the series was selected before, the hit data point will be selected. In all other cases the whole series will be selected.</text:p>
            </text:list-item>
          </text:list>
        </text:list-item>
        <text:list-item>
          <text:p text:style-name="P29">When a legend key is hit the previous selection determines what will happen.</text:p>
          <text:list>
            <text:list-item>
              <text:p text:style-name="P29">When the legend was selected before, the legend key will be selected after a time which is necessary for a double click.</text:p>
            </text:list-item>
            <text:list-item>
              <text:p text:style-name="P29">When a legend key was selected before, <text:s/>the hit legend key will be selected.</text:p>
            </text:list-item>
            <text:list-item>
              <text:p text:style-name="P29">In all other cases the whole legend will be selected.</text:p>
            </text:list-item>
          </text:list>
        </text:list-item>
        <text:list-item>
          <text:p text:style-name="P29">When the wall is hit the pure chart will be selected.</text:p>
        </text:list-item>
      </text:list>
      <text:h text:style-name="Heading_20_3" text:outline-level="3">Invisible Objects</text:h>
      <text:list text:style-name="L5">
        <text:list-item>
          <text:p text:style-name="P30">If the mouse hits a point outside the surrounding rectangle of the pure chart and nothing visible is hit, the chart area will be selected (Note: This can be the case when the chart area has no filling).</text:p>
        </text:list-item>
        <text:list-item>
          <text:p text:style-name="P30">If the mouse hits a point inside the surrounding rectangle of the pure chart and nothing visible is hit, the pure chart will be selected.</text:p>
        </text:list-item>
        <text:list-item>
          <text:p text:style-name="P30">If the mouse hits a point inside the surrounding rectangle of the pure chart and only the visible chart area is hit, the pure chart will be selected.</text:p>
        </text:list-item>
      </text:list>
      <text:h text:style-name="Heading_20_2" text:outline-level="2">Double Click</text:h>
      <text:p text:style-name="Text_20_body">In general a double click leads to the same selection change as the left click.</text:p>
      <text:p text:style-name="Text_20_body">There exists one exception. If a double click is performed on an already selected object, the selection will not change. Especially double clicking on a data point while the accessory series is selected will not change the selection. Double clicking on a legend entry while the legend is selected will not change the selection.</text:p>
      <text:p text:style-name="Text_20_body">After the new selection is displayed the properties dialog of the selected object will be opened. If the pure chart is selected the properties dialog for the chart wall will open if supported.</text:p>
      <text:h text:style-name="Heading_20_2" text:outline-level="2">Single Right Click</text:h>
      <text:p text:style-name="Text_20_body">A right click leads to the same selection change as a double click. After the new selection is displayed the context menu for the selected object will be opened.</text:p>
      <text:h text:style-name="Heading_20_2" text:outline-level="2">Tip Help</text:h>
      <text:p text:style-name="Text_20_body">In general the tip help is displayed for that object which is visible at the mouse position. A few exceptions exist for this rule for invisible objects.</text:p>
      <text:list text:style-name="L6">
        <text:list-item>
          <text:p text:style-name="P31">If the mouse hits a point outside the surrounding rectangle of the pure chart and nothing visible is hit, the tip help for the chart area will be displayed.</text:p>
        </text:list-item>
        <text:list-item>
          <text:p text:style-name="P31">If the mouse hits a point of an invisible chart wall and nothing visible is hit, the tip help for the chart wall will be displayed.</text:p>
        </text:list-item>
        <text:list-item>
          <text:p text:style-name="P31">If the mouse hits a point inside the surrounding rectangle of the pure chart and nothing visible is hit, the tip help for the pure chart will be displayed.</text:p>
        </text:list-item>
        <text:list-item>
          <text:p text:style-name="P31">If the mouse hits a point inside the surrounding rectangle of the pure chart and only the visible chart area is hit, the tip help for the pure chart will be displayed.</text:p>
        </text:list-item>
      </text:list>
      <text:h text:style-name="Heading_20_2" text:outline-level="2">Mouse Cursor</text:h>
      <text:p text:style-name="Text_20_body">The mouse cursor indicates which action is possible when clicking on that position.</text:p>
      <text:p text:style-name="Text_20_body">Especially moving or rotating the chart is possible inside the surrounding rectangle of the pure chart at all places which would lead to a selection of the pure chart.</text:p>
      <text:section text:style-name="Sect1" text:name="DetailedSpecification" text:display="none">
        <text:p text:style-name="P32">General</text:p>
        <text:p text:style-name="P1">Bear in mind the following rules when writing a specification:</text:p>
        <text:p text:style-name="P1"><text:span text:style-name="T9">R1</text:span> [<text:span text:style-name="T9">Complete</text:span>] First and foremost a specification has to be complete. That means all relevant aspects of a feature have to be captured.</text:p>
        <text:p text:style-name="P1">When user interfaces (UI) are involved:</text:p>
        <text:list text:style-name="L7">
          <text:list-item>
            <text:p text:style-name="P33">Are the topics of the <draw:frame draw:style-name="fr1" draw:name="graphics13" text:anchor-type="as-char" svg:width="0.1661in" svg:height="0.1453in"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33">Are the topics of the <draw:frame draw:style-name="fr1" draw:name="graphics14" text:anchor-type="as-char" svg:width="0.1661in" svg:height="0.1453in"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33">Are the topics of the <draw:frame draw:style-name="fr1" draw:name="graphics15" text:anchor-type="as-char" svg:width="0.1661in" svg:height="0.1453in"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33">Do designs meet the requirements of the <text:s/><draw:frame draw:style-name="fr1" draw:name="graphics1" text:anchor-type="as-char" svg:width="0.1661in" svg:height="0.1453in"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33">Do alerts meet the requirements specified in the <draw:frame draw:style-name="fr1" draw:name="graphics16" text:anchor-type="as-char" svg:width="0.1661in" svg:height="0.1453in"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33"><text:span text:style-name="T17">Are all menu related changes specified in the </text:span><text:span text:style-name="T17"><draw:frame draw:style-name="fr1" draw:name="graphics17" text:anchor-type="as-char" svg:width="0.1661in" svg:height="0.1453in" draw:z-index="0"><draw:image xlink:href="Pictures/10000200000000100000000E0D4E38E3.gif" xlink:type="simple" xlink:show="embed" xlink:actuate="onLoad"/>
        </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33"><text:span text:style-name="T17">Are all tool bar related changes specified in the </text:span><text:span text:style-name="T17"><draw:frame draw:style-name="fr1" draw:name="graphics18" text:anchor-type="as-char" svg:width="0.1661in" svg:height="0.1453in" draw:z-index="0"><draw:image xlink:href="Pictures/10000200000000100000000E0D4E38E3.gif" xlink:type="simple" xlink:show="embed" xlink:actuate="onLoad"/>
        </draw:frame></text:span><text:span text:style-name="T19"> </text:span><text:a xlink:type="simple" xlink:href="http://specs.openoffice.org/appwide/toolbars/Toolbar_content_spec.sxw">Comprehensive OpenOffice.org Toolbar specification</text:a>?</text:p>
          </text:list-item>
          <text:list-item>
            <text:p text:style-name="P33">Is each UI element specified in detail (e.g. default values, input and output ranges, interactions and possible relations to other UI elements and parts of the UI)?</text:p>
          </text:list-item>
          <text:list-item>
            <text:p text:style-name="P33">Is the exception handling specified in detail?</text:p>
          </text:list-item>
        </text:list>
        <text:p text:style-name="P1"><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8">
          <text:list-item>
            <text:p text:style-name="P34">Is the specification clear enough to the intended readership for being implemented,<text:line-break/>being tested and for being documented?</text:p>
          </text:list-item>
          <text:list-item>
            <text:p text:style-name="P34">Are you using quantifiable statements instead of interpretable generalities? For instance: Have you avoided to use terms like <text:span text:style-name="T20">“more”, “most”, “less”, “easy”, “improve”, “enhanced”, “better”?</text:span></text:p>
          </text:list-item>
          <text:list-item>
            <text:p text:style-name="P34">Are you consistent within the specification and to specifications which relate to the feature you are specifying?</text:p>
          </text:list-item>
        </text:list>
        <text:p text:style-name="P1"><text:span text:style-name="T9">R3</text:span> [<text:span text:style-name="T9">Simple</text:span>] Each statement shall be as short and simple as possible.</text:p>
        <text:p text:style-name="P1">Is any secondary writing regarding the detailed specification clearly separated e.g. <text:s/><text:span text:style-name="T20">“comments”, “notes”, “suggestions”, “ideas”, “reasons”</text:span>?</text:p>
        <text:p text:style-name="P5">Graphics &amp; Flow-Charts</text:p>
        <text:p text:style-name="P1"><text:span text:style-name="T21">Tip:</text:span><text:span text:style-name="T9"><text:tab/></text:span>Use graphics when concepts, designs, or processes are too complex or cumbersome<text:line-break/><text:tab/>to describe with words. <text:line-break/></text:p>
        <text:p text:style-name="P32">User Interface</text:p>
        <text:p text:style-name="P1">Specify the user interface precisely. Add mock-ups of all user interface screens to illustrate the general “look &amp; feel”. Each mock-up has to provide:</text:p>
        <text:list text:style-name="L9">
          <text:list-item>
            <text:p text:style-name="P35">A caption providing a figure number and a short description of what is displayed in the mock-up.</text:p>
          </text:list-item>
        </text:list>
        <text:p text:style-name="P36"><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37"><text:placeholder text:placeholder-type="text">&lt;Label&gt;</text:placeholder>” - CheckBox Properties</text:p>
                </text:list-item>
              </text:list>
            </table:table-cell>
            <table:covered-table-cell/>
            <table:table-cell table:style-name="Table5.C1" office:value-type="string">
              <text:p text:style-name="P38">Comment</text:p>
            </table:table-cell>
          </table:table-row>
          <table:table-row>
            <table:table-cell table:style-name="Table5.A2" office:value-type="string">
              <text:p text:style-name="P39"><text:span text:style-name="T22">Enabled</text:span>:</text:p>
            </table:table-cell>
            <table:table-cell table:style-name="Table5.B2" office:value-type="string">
              <text:p text:style-name="P40"><text:placeholder text:placeholder-type="text">&lt;Specify When Disabled Here&gt;</text:placeholder></text:p>
            </table:table-cell>
            <table:table-cell table:style-name="Table5.C2" office:value-type="string">
              <text:p text:style-name="P41"/>
            </table:table-cell>
          </table:table-row>
          <table:table-row>
            <table:table-cell table:style-name="Table5.A3" office:value-type="string">
              <text:p text:style-name="P39">Disabled:</text:p>
            </table:table-cell>
            <table:table-cell table:style-name="Table5.B3" office:value-type="string">
              <text:p text:style-name="P40"><text:placeholder text:placeholder-type="text">&lt;Specify When Disabled Here&gt;</text:placeholder></text:p>
            </table:table-cell>
            <table:table-cell table:style-name="Table5.C3" office:value-type="string">
              <text:p text:style-name="P41"/>
            </table:table-cell>
          </table:table-row>
          <table:table-row>
            <table:table-cell table:style-name="Table5.A3" office:value-type="string">
              <text:p text:style-name="P39">Tri-State:</text:p>
            </table:table-cell>
            <table:table-cell table:style-name="Table5.B3" office:value-type="string">
              <text:p text:style-name="P42"><text:placeholder text:placeholder-type="text">&lt;Specify When Tristate Occurs Here&gt;</text:placeholder></text:p>
            </table:table-cell>
            <table:table-cell table:style-name="Table5.C3" office:value-type="string">
              <text:p text:style-name="P41"/>
            </table:table-cell>
          </table:table-row>
          <table:table-row>
            <table:table-cell table:style-name="Table5.A3" office:value-type="string">
              <text:p text:style-name="P43">Checked:</text:p>
            </table:table-cell>
            <table:table-cell table:style-name="Table5.B3" office:value-type="string">
              <text:p text:style-name="P40"><text:placeholder text:placeholder-type="text">&lt;Specify When Checked Here&gt;</text:placeholder></text:p>
            </table:table-cell>
            <table:table-cell table:style-name="Table5.C3" office:value-type="string">
              <text:p text:style-name="P41"/>
            </table:table-cell>
          </table:table-row>
          <table:table-row>
            <table:table-cell table:style-name="Table5.A3" office:value-type="string">
              <text:p text:style-name="P43">Other:</text:p>
            </table:table-cell>
            <table:table-cell table:style-name="Table5.B3" office:value-type="string">
              <text:p text:style-name="P40"><text:placeholder text:placeholder-type="text">&lt;Specify Other Properties Here&gt;</text:placeholder></text:p>
            </table:table-cell>
            <table:table-cell table:style-name="Table5.C3" office:value-type="string">
              <text:p text:style-name="P41"/>
            </table:table-cell>
          </table:table-row>
          <table:table-row>
            <table:table-cell table:style-name="Table5.A3" office:value-type="string">
              <text:p text:style-name="P39">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4"><text:placeholder text:placeholder-type="text">&lt;EN-US&gt;</text:placeholder></text:p>
                  </table:table-cell>
                  <table:table-cell table:style-name="Table5.C3" office:value-type="string">
                    <text:p text:style-name="P45">EN-US</text:p>
                  </table:table-cell>
                </table:table-row>
                <table:table-row>
                  <table:table-cell table:style-name="Table5.B3" office:value-type="string">
                    <text:p text:style-name="P44"><text:placeholder text:placeholder-type="text">&lt;Additional Language (Optional)&gt;</text:placeholder></text:p>
                  </table:table-cell>
                  <table:table-cell table:style-name="Table5.C3" office:value-type="string">
                    <text:p text:style-name="P45">e.g. DE</text:p>
                  </table:table-cell>
                </table:table-row>
              </table:table>
            </table:table-cell>
            <table:covered-table-cell/>
          </table:table-row>
        </table:table>
        <text:p text:style-name="P11"/>
        <text:p text:style-name="P46"/>
        <text:p text:style-name="P1"><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2">Tab Order</text:p>
              </table:table-cell>
              <table:table-cell table:style-name="Table6.A1" office:value-type="string">
                <text:p text:style-name="P1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47"/>
            </table:table-cell>
          </table:table-row>
        </table:table>
        <text:p text:style-name="Standard"/>
        <text:p text:style-name="P32">Example</text:p>
        <text:section text:style-name="Sect3" text:name="Example" text:display="none">
          <text:p text:style-name="P48"><draw:frame draw:style-name="fr2" draw:name="Frame1" text:anchor-type="paragraph" svg:width="5.2075in" draw:z-index="100969032">
       <draw:text-box fo:min-height="2.0835in">
        <text:p text:style-name="Figure"><draw:frame draw:style-name="fr3" draw:name="graphics3" text:anchor-type="paragraph" svg:x="0.0016in" svg:y="0.0008in" svg:width="5.2075in" style:rel-width="100%" svg:height="2.0835in" style:rel-height="scale" draw:z-index="17203248"><draw:image xlink:href="Pictures/20000007000044E500001B8F0AFCB7D6.svm" xlink:type="simple" xlink:show="embed" xlink:actuate="onLoad"/>
         </draw:frame>Figure <text:sequence text:ref-name="refFigure0" text:name="Figure" text:formula="ooow:Figure+1" style:num-format="1">1</text:sequence>: Shows a mock-up of an fictive Insert Footnote dialog</text:p>
       </draw:text-box>
      </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49">“Insert Footnote” Dialog Properties</text:p>
                  </text:list-item>
                </text:list>
              </table:table-cell>
              <table:covered-table-cell/>
              <table:table-cell table:style-name="Table7.A1" office:value-type="string">
                <text:p text:style-name="P50">Comment</text:p>
              </table:table-cell>
            </table:table-row>
            <table:table-row>
              <table:table-cell table:style-name="Table7.A2" office:value-type="string">
                <text:p text:style-name="P43">State:</text:p>
              </table:table-cell>
              <table:table-cell table:style-name="Table7.B2" office:value-type="string">
                <text:p text:style-name="P40">Modal</text:p>
              </table:table-cell>
              <table:table-cell table:style-name="Table7.C2" office:value-type="string">
                <text:p text:style-name="P45"/>
              </table:table-cell>
            </table:table-row>
            <table:table-row>
              <table:table-cell table:style-name="Table7.A3" office:value-type="string">
                <text:p text:style-name="P39">Type:</text:p>
              </table:table-cell>
              <table:table-cell table:style-name="Table7.B3" office:value-type="string">
                <text:p text:style-name="P40">Dialog</text:p>
              </table:table-cell>
              <table:table-cell table:style-name="Table7.C3" office:value-type="string">
                <text:p text:style-name="P51"/>
              </table:table-cell>
            </table:table-row>
            <table:table-row>
              <table:table-cell table:style-name="Table7.A3" office:value-type="string">
                <text:p text:style-name="P43">Closable:</text:p>
              </table:table-cell>
              <table:table-cell table:style-name="Table7.B3" office:value-type="string">
                <text:p text:style-name="P40">Yes</text:p>
              </table:table-cell>
              <table:table-cell table:style-name="Table7.C3" office:value-type="string">
                <text:p text:style-name="P51"/>
              </table:table-cell>
            </table:table-row>
            <table:table-row>
              <table:table-cell table:style-name="Table7.A3" office:value-type="string">
                <text:p text:style-name="P43">Resizable:</text:p>
              </table:table-cell>
              <table:table-cell table:style-name="Table7.B3" office:value-type="string">
                <text:p text:style-name="P40">No</text:p>
              </table:table-cell>
              <table:table-cell table:style-name="Table7.C3" office:value-type="string">
                <text:p text:style-name="P51"/>
              </table:table-cell>
            </table:table-row>
            <table:table-row>
              <table:table-cell table:style-name="Table7.A3" office:value-type="string">
                <text:p text:style-name="P39">Titel:</text:p>
              </table:table-cell>
              <table:table-cell table:number-columns-spanned="2">
                <table:table table:is-sub-table="true">
                  <table:table-column table:style-name="Table7.B6.1"/>
                  <table:table-column table:style-name="Table7.B6.2"/>
                  <table:table-row>
                    <table:table-cell table:style-name="Table7.B3" office:value-type="string">
                      <text:p text:style-name="P52"><text:span text:style-name="T23">Insert </text:span><text:span text:style-name="T24">Footnote</text:span></text:p>
                    </table:table-cell>
                    <table:table-cell table:style-name="Table7.C3" office:value-type="string">
                      <text:p text:style-name="P51">EN-US</text:p>
                    </table:table-cell>
                  </table:table-row>
                  <table:table-row>
                    <table:table-cell table:style-name="Table7.B3" office:value-type="string">
                      <text:p text:style-name="P53">Fußnote Einfügen</text:p>
                    </table:table-cell>
                    <table:table-cell table:style-name="Table7.C3" office:value-type="string">
                      <text:p text:style-name="P51">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37">“Numbering” Label Properties</text:p>
                  </text:list-item>
                </text:list>
              </table:table-cell>
              <table:covered-table-cell/>
              <table:table-cell table:style-name="Table9.C1" office:value-type="string">
                <text:p text:style-name="P38">Comment</text:p>
              </table:table-cell>
            </table:table-row>
            <table:table-row>
              <table:table-cell table:style-name="Table9.A2" office:value-type="string">
                <text:p text:style-name="P39">Label:</text:p>
              </table:table-cell>
              <table:table-cell table:number-columns-spanned="2">
                <table:table table:is-sub-table="true">
                  <table:table-column table:style-name="Table9.B2.1"/>
                  <table:table-column table:style-name="Table9.B2.2"/>
                  <table:table-row>
                    <table:table-cell table:style-name="Table9.B2.1.1" office:value-type="string">
                      <text:p text:style-name="P44">Numbering</text:p>
                    </table:table-cell>
                    <table:table-cell table:style-name="Table9.B2.2.1" office:value-type="string">
                      <text:p text:style-name="P51">EN-US</text:p>
                    </table:table-cell>
                  </table:table-row>
                  <table:table-row>
                    <table:table-cell table:style-name="Table9.B2.1.2" office:value-type="string">
                      <text:p text:style-name="P44">Nummerierung</text:p>
                    </table:table-cell>
                    <table:table-cell table:style-name="Table9.B2.2.2" office:value-type="string">
                      <text:p text:style-name="P51">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37">“Automatic” - RadioButton Properties</text:p>
                  </text:list-item>
                </text:list>
              </table:table-cell>
              <table:covered-table-cell/>
              <table:table-cell table:style-name="Table10.A1" office:value-type="string">
                <text:p text:style-name="P38">Comment</text:p>
              </table:table-cell>
            </table:table-row>
            <table:table-row>
              <table:table-cell table:style-name="Table10.A2" office:value-type="string">
                <text:p text:style-name="P43">Selected:</text:p>
              </table:table-cell>
              <table:table-cell table:style-name="Table10.B2" office:value-type="string">
                <text:p text:style-name="P40">By default, disable if <text:span text:style-name="T9">#4 </text:span>is selected</text:p>
              </table:table-cell>
              <table:table-cell table:style-name="Table10.C2" office:value-type="string">
                <text:p text:style-name="P40"/>
              </table:table-cell>
            </table:table-row>
            <table:table-row>
              <table:table-cell table:style-name="Table10.A3" office:value-type="string">
                <text:p text:style-name="P39">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4">~Automatic</text:p>
                    </table:table-cell>
                    <table:table-cell table:style-name="Table10.B3.2.1" office:value-type="string">
                      <text:p text:style-name="P51">EN-US</text:p>
                    </table:table-cell>
                  </table:table-row>
                  <table:table-row>
                    <table:table-cell table:style-name="Table10.B3.1.1" office:value-type="string">
                      <text:p text:style-name="P44">~Automatisch</text:p>
                    </table:table-cell>
                    <table:table-cell table:style-name="Table10.B3.2.1" office:value-type="string">
                      <text:p text:style-name="P51">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37">“Character” - RadioButton Properties</text:p>
                  </text:list-item>
                </text:list>
              </table:table-cell>
              <table:covered-table-cell/>
              <table:table-cell table:style-name="Table13.A1" office:value-type="string">
                <text:p text:style-name="P38">Comment</text:p>
              </table:table-cell>
            </table:table-row>
            <table:table-row table:style-name="Table13.2">
              <table:table-cell table:style-name="Table13.A2" office:value-type="string">
                <text:p text:style-name="P43">Selected:</text:p>
              </table:table-cell>
              <table:table-cell table:style-name="Table13.B2" office:value-type="string">
                <text:p text:style-name="P54">Not by default; select if <text:span text:style-name="T9">#3</text:span> is disabled; select if <text:span text:style-name="T9">#5</text:span> is focussed</text:p>
              </table:table-cell>
              <table:table-cell table:style-name="Table13.C2" office:value-type="string">
                <text:p text:style-name="P40"/>
              </table:table-cell>
            </table:table-row>
            <table:table-row>
              <table:table-cell table:style-name="Table13.A3" office:value-type="string">
                <text:p text:style-name="P39">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3">~Character</text:p>
                    </table:table-cell>
                    <table:table-cell table:style-name="Table13.B3.2.1" office:value-type="string">
                      <text:p text:style-name="P51">EN-US</text:p>
                    </table:table-cell>
                  </table:table-row>
                  <table:table-row>
                    <table:table-cell table:style-name="Table13.B3.1.1" office:value-type="string">
                      <text:p text:style-name="P55">~Zeichen</text:p>
                    </table:table-cell>
                    <table:table-cell table:style-name="Table13.B3.2.1" office:value-type="string">
                      <text:p text:style-name="P51">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37">“NAME” - TextField <text:s/>Properties</text:p>
                  </text:list-item>
                </text:list>
              </table:table-cell>
              <table:covered-table-cell/>
              <table:table-cell table:style-name="Table14.A1" office:value-type="string">
                <text:p text:style-name="P38">Comment</text:p>
              </table:table-cell>
            </table:table-row>
            <table:table-row>
              <table:table-cell table:style-name="Table14.A2" office:value-type="string">
                <text:p text:style-name="P56">Enabled:</text:p>
              </table:table-cell>
              <table:table-cell table:style-name="Table14.B2" office:value-type="string">
                <text:p text:style-name="P40">By default</text:p>
              </table:table-cell>
              <table:table-cell table:style-name="Table14.C2" office:value-type="string">
                <text:p text:style-name="P40"/>
              </table:table-cell>
            </table:table-row>
            <table:table-row>
              <table:table-cell table:style-name="Table14.A3" office:value-type="string">
                <text:p text:style-name="P56">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4">N/A</text:p>
                    </table:table-cell>
                    <table:table-cell table:style-name="Table14.B3.2.1" office:value-type="string">
                      <text:p text:style-name="P51"/>
                    </table:table-cell>
                  </table:table-row>
                  <table:table-row>
                    <table:table-cell table:style-name="Table14.B3.1.1" office:value-type="string">
                      <text:p text:style-name="P44">N/A</text:p>
                    </table:table-cell>
                    <table:table-cell table:style-name="Table14.B3.2.1" office:value-type="string">
                      <text:p text:style-name="P51"/>
                    </table:table-cell>
                  </table:table-row>
                </table:table>
              </table:table-cell>
              <table:covered-table-cell/>
            </table:table-row>
          </table:table>
          <text:p text:style-name="P57"/>
          <text:p text:style-name="P58"/>
          <text:p text:style-name="P59"><text:span text:style-name="T9">Table 2: </text:span><text:span text:style-name="T3">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2">Tab Order</text:p>
                </table:table-cell>
                <table:table-cell table:style-name="Table15.A1" office:value-type="string">
                  <text:p text:style-name="P1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47"/>
              </table:table-cell>
            </table:table-row>
          </table:table>
          <text:p text:style-name="P58"/>
        </text:section>
        <text:p text:style-name="P1"/>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Issue</text:p>
            </table:table-cell>
            <table:table-cell table:style-name="Table23.A1" office:value-type="string">
              <text:p text:style-name="P12">Initials</text:p>
            </table:table-cell>
            <table:table-cell table:style-name="Table23.A1" office:value-type="string">
              <text:p text:style-name="P12">Date</text:p>
            </table:table-cell>
          </table:table-row>
        </table:table-header-rows>
        <table:table-row>
          <table:table-cell table:style-name="Table23.A2" office:value-type="string">
            <text:p text:style-name="Table_20_Contents">Direct activation <text:a xlink:type="simple" xlink:href="http://www.openoffice.org/issues/show_bug.cgi?id=20331" office:name="20331">20331</text:a></text:p>
          </table:table-cell>
          <table:table-cell table:style-name="Table23.A2" office:value-type="string">
            <text:p text:style-name="P23">IHA</text:p>
          </table:table-cell>
          <table:table-cell table:style-name="Table23.C2" office:value-type="string">
            <text:p text:style-name="Table_20_Contents"><text:date style:data-style-name="N75" text:date-value="2007-03-09T17:01:56" text:fixed="true">Mar 9, 2007</text:date></text:p>
          </table:table-cell>
        </table:table-row>
        <table:table-row>
          <table:table-cell table:style-name="Table23.A3" office:value-type="string">
            <text:p text:style-name="Table_20_Contents"/>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0">Rev. </text:p>
            </table:table-cell>
            <table:table-cell table:style-name="Table24.A1" office:value-type="string">
              <text:p text:style-name="P60">Change</text:p>
            </table:table-cell>
            <table:table-cell table:style-name="Table24.A1" office:value-type="string">
              <text:p text:style-name="P60">Initials</text:p>
            </table:table-cell>
            <table:table-cell table:style-name="Table24.A1" office:value-type="string">
              <text:p text:style-name="P60">Date</text:p>
            </table:table-cell>
          </table:table-row>
        </table:table-header-rows>
        <table:table-row>
          <table:table-cell table:style-name="Table24.A2" office:value-type="string">
            <text:p text:style-name="P23">0.1</text:p>
          </table:table-cell>
          <table:table-cell table:style-name="Table24.A2" office:value-type="string">
            <text:p text:style-name="Table_20_Contents">Created frame</text:p>
          </table:table-cell>
          <table:table-cell table:style-name="Table24.A2" office:value-type="string">
            <text:p text:style-name="P23">IHA</text:p>
          </table:table-cell>
          <table:table-cell table:style-name="Table24.D2" office:value-type="string">
            <text:p text:style-name="Table_20_Contents"><text:date style:data-style-name="N75" text:date-value="2007-03-09T17:01:56" text:fixed="true" text:date-adjust="-PT120H00M00S">Mar 4, 2007</text:date></text:p>
          </table:table-cell>
        </table:table-row>
        <table:table-row>
          <table:table-cell table:style-name="Table24.A3" office:value-type="string">
            <text:p text:style-name="P23">0.2</text:p>
          </table:table-cell>
          <table:table-cell table:style-name="Table24.A3" office:value-type="string">
            <text:p text:style-name="Table_20_Contents">Initial content</text:p>
          </table:table-cell>
          <table:table-cell table:style-name="Table24.A3" office:value-type="string">
            <text:p text:style-name="P23">IHA</text:p>
          </table:table-cell>
          <table:table-cell table:style-name="Table24.D3" office:value-type="string">
            <text:p text:style-name="Table_20_Contents"><text:date style:data-style-name="N75" text:date-value="2007-03-09T17:01:56" text:fixed="true">Mar 9, 2007</text:date></text:p>
          </table:table-cell>
        </table:table-row>
        <table:table-row>
          <table:table-cell table:style-name="Table24.A3" office:value-type="string">
            <text:p text:style-name="P23">0.3</text:p>
          </table:table-cell>
          <table:table-cell table:style-name="Table24.A3" office:value-type="string">
            <text:p text:style-name="Table_20_Contents">UX review ok</text:p>
          </table:table-cell>
          <table:table-cell table:style-name="Table24.A3" office:value-type="string">
            <text:p text:style-name="P23">MMP</text:p>
          </table:table-cell>
          <table:table-cell table:style-name="Table24.D3" office:value-type="string">
            <text:p text:style-name="Table_20_Contents"><text:date style:data-style-name="N75" text:date-value="2007-03-09T17:01:56" text:fixed="true">Mar 9, 2007</text:date></text:p>
          </table:table-cell>
        </table:table-row>
        <table:table-row>
          <table:table-cell table:style-name="Table24.A3" office:value-type="string">
            <text:p text:style-name="P23">0.4</text:p>
          </table:table-cell>
          <table:table-cell table:style-name="Table24.A3" office:value-type="string">
            <text:p text:style-name="Table_20_Contents">Added link to testcase specification -&gt; set to standard</text:p>
          </table:table-cell>
          <table:table-cell table:style-name="Table24.A3" office:value-type="string">
            <text:p text:style-name="P23">IHA</text:p>
          </table:table-cell>
          <table:table-cell table:style-name="Table24.D3" office:value-type="string">
            <text:p text:style-name="Table_20_Contents"><text:date style:data-style-name="N75" text:date-value="2007-05-09T13:26:40.82" text:fixed="true">May 9, 2007</text:date></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Chart Selection Handling</text:p>
      </style:header>
      <style:footer>
        <text:p text:style-name="P2"><text:a xlink:type="simple" xlink:href="http://specs.openoffice.org/chart/ChartSelectionHandling.odt" office:name="http://specs.openoffice.org/chart/ChartSelectionHandling.odt">http://specs.openoffice.org/chart/ChartSelectionHandling.odt</text:a><text:tab/><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
  </meta:generator>
    <meta:creation-date>2007-03-04T16:44:14</meta:creation-date>
    <dc:date>2007-05-09T13:27:09</dc:date>
    <dc:language>en-US</dc:language>
    <meta:editing-cycles>36</meta:editing-cycles>
    <meta:editing-duration>PT8H7M44S</meta:editing-duration>
    <meta:user-defined meta:name="Info 1">version =2.0</meta:user-defined>
    <meta:user-defined meta:name="Info 2"/>
    <meta:user-defined meta:name="Info 3"/>
    <meta:user-defined meta:name="Info 4"/>
    <meta:document-statistic meta:table-count="15" meta:image-count="14" meta:object-count="0" meta:page-count="5" meta:paragraph-count="147" meta:word-count="931" meta:character-count="556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